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78000000438C32E582C.jpg" manifest:media-type="image/jpeg"/>
  <manifest:file-entry manifest:full-path="Pictures/1000000000000FA0000008CA8EAACAE5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draw:frame draw:style-name="gr1" draw:text-style-name="P1" draw:layer="layout" svg:width="27.999cm" svg:height="15.748cm" svg:x="0.028cm" svg:y="2.809cm">
          <draw:image xlink:href="Pictures/1000000000000FA0000008CA8EAACAE5.jpg" xlink:type="simple" xlink:show="embed" xlink:actuate="onLoad">
            <text:p/>
          </draw:image>
        </draw:frame>
        <draw:frame draw:style-name="gr1" draw:text-style-name="P1" draw:layer="layout" svg:width="11.209cm" svg:height="8cm" svg:x="8cm" svg:y="6.8cm">
          <draw:image xlink:href="Pictures/100000000000078000000438C32E582C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17T15:08:59.577113326</meta:creation-date>
    <dc:date>2015-11-17T15:11:38.895830914</dc:date>
    <meta:editing-duration>P0D</meta:editing-duration>
    <meta:editing-cycles>1</meta:editing-cycles>
    <meta:document-statistic meta:object-count="27"/>
    <meta:generator>LibreOffice/4.2.8.2$Linux_X86_64 LibreOffice_project/420m0$Build-2</meta:generator>
  </office:meta>
</office:document-meta>
</file>